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4">
      <style:paragraph-properties fo:text-align="justify" style:justify-single-word="false"/>
      <style:text-properties officeooo:rsid="00315a39" officeooo:paragraph-rsid="00315a39"/>
    </style:style>
    <style:style style:name="P2" style:family="paragraph" style:parent-style-name="Standard" style:list-style-name="WWNum4">
      <style:paragraph-properties fo:text-align="justify" style:justify-single-word="false"/>
      <style:text-properties fo:font-weight="bold" officeooo:rsid="00315a39" officeooo:paragraph-rsid="00315a39" style:font-weight-asian="bold" style:font-weight-complex="bold"/>
    </style:style>
    <style:style style:name="P3" style:family="paragraph" style:parent-style-name="Standard" style:list-style-name="WWNum4">
      <style:paragraph-properties fo:text-align="justify" style:justify-single-word="false"/>
      <style:text-properties officeooo:rsid="0031d465" officeooo:paragraph-rsid="0031d465"/>
    </style:style>
    <style:style style:name="P4" style:family="paragraph" style:parent-style-name="Standard" style:list-style-name="WWNum3">
      <style:paragraph-properties fo:margin-left="2.54cm" fo:margin-right="0cm" fo:text-align="justify" style:justify-single-word="false" fo:text-indent="-0.635cm" style:auto-text-indent="false"/>
      <style:text-properties officeooo:paragraph-rsid="0018061b"/>
    </style:style>
    <style:style style:name="P5" style:family="paragraph" style:parent-style-name="Standard" style:list-style-name="WWNum3">
      <style:paragraph-properties fo:margin-left="2.54cm" fo:margin-right="0cm" fo:text-align="justify" style:justify-single-word="false" fo:text-indent="-0.635cm" style:auto-text-indent="false"/>
      <style:text-properties officeooo:rsid="001a7554" officeooo:paragraph-rsid="001a7554"/>
    </style:style>
    <style:style style:name="P6" style:family="paragraph" style:parent-style-name="Standard" style:list-style-name="WWNum4">
      <style:paragraph-properties fo:margin-left="1.27cm" fo:margin-right="0cm" fo:text-align="justify" style:justify-single-word="false" fo:text-indent="-0.019cm" style:auto-text-indent="false"/>
      <style:text-properties officeooo:rsid="001a843c" officeooo:paragraph-rsid="001a843c"/>
    </style:style>
    <style:style style:name="P7" style:family="paragraph" style:parent-style-name="Standard" style:list-style-name="WWNum4">
      <style:paragraph-properties fo:margin-left="1.27cm" fo:margin-right="0cm" fo:text-align="justify" style:justify-single-word="false" fo:text-indent="-0.019cm" style:auto-text-indent="false"/>
      <style:text-properties officeooo:rsid="00315a39" officeooo:paragraph-rsid="00315a39"/>
    </style:style>
    <style:style style:name="P8" style:family="paragraph" style:parent-style-name="Standard" style:list-style-name="WWNum5">
      <style:paragraph-properties fo:margin-left="1.27cm" fo:margin-right="0cm" fo:text-align="justify" style:justify-single-word="false" fo:text-indent="-0.635cm" style:auto-text-indent="false" fo:padding="0.212cm" fo:border="none"/>
      <style:text-properties officeooo:rsid="001a843c" officeooo:paragraph-rsid="002d939a"/>
    </style:style>
    <style:style style:name="P9" style:family="paragraph" style:parent-style-name="Standard" style:master-page-name="">
      <loext:graphic-properties draw:fill="none"/>
      <style:paragraph-properties fo:margin-left="1.3cm" fo:margin-right="0cm" fo:margin-top="0cm" fo:margin-bottom="0cm" loext:contextual-spacing="true" fo:line-height="115%" fo:text-align="justify" style:justify-single-word="false" fo:text-indent="0cm" style:auto-text-indent="false" style:page-number="auto" fo:background-color="transparent"/>
      <style:text-properties officeooo:rsid="0031d465" officeooo:paragraph-rsid="0031d465"/>
    </style:style>
    <style:style style:name="P10"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1d465" officeooo:paragraph-rsid="0031d465"/>
    </style:style>
    <style:style style:name="P11"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30d50" officeooo:paragraph-rsid="00330d50"/>
    </style:style>
    <style:style style:name="P12"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3b3f1" officeooo:paragraph-rsid="0033b3f1"/>
    </style:style>
    <style:style style:name="P13"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3b3f1" officeooo:paragraph-rsid="00343fbb"/>
    </style:style>
    <style:style style:name="P14"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43fbb" officeooo:paragraph-rsid="00343fbb"/>
    </style:style>
    <style:style style:name="P15"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officeooo:rsid="0037d615" officeooo:paragraph-rsid="0037da0f"/>
    </style:style>
    <style:style style:name="P16" style:family="paragraph" style:parent-style-name="Standard">
      <loext:graphic-properties draw:fill="none"/>
      <style:paragraph-properties fo:margin-left="1.3cm" fo:margin-right="0cm" fo:margin-top="0cm" fo:margin-bottom="0cm" loext:contextual-spacing="true" fo:line-height="115%" fo:text-align="justify" style:justify-single-word="false" fo:text-indent="0cm" style:auto-text-indent="false" fo:background-color="transparent"/>
      <style:text-properties fo:font-weight="bold" officeooo:rsid="0038583b" officeooo:paragraph-rsid="0038583b" style:font-weight-asian="bold" style:font-weight-complex="bold"/>
    </style:style>
    <style:style style:name="P17" style:family="paragraph" style:parent-style-name="Standard">
      <style:paragraph-properties fo:margin-left="1.27cm" fo:margin-right="0cm" fo:margin-top="0cm" fo:margin-bottom="0cm" loext:contextual-spacing="false" fo:text-align="justify" style:justify-single-word="false" fo:text-indent="1.229cm" style:auto-text-indent="false"/>
      <style:text-properties officeooo:rsid="00374c2d" officeooo:paragraph-rsid="00374c2d"/>
    </style:style>
    <style:style style:name="P18" style:family="paragraph" style:parent-style-name="Standard">
      <style:paragraph-properties fo:margin-left="1.27cm" fo:margin-right="0cm" fo:margin-top="0cm" fo:margin-bottom="0cm" loext:contextual-spacing="false" fo:text-align="justify" style:justify-single-word="false" fo:text-indent="1.229cm" style:auto-text-indent="false"/>
      <style:text-properties officeooo:rsid="00374c2d" officeooo:paragraph-rsid="0037d615"/>
    </style:style>
    <style:style style:name="P19" style:family="paragraph" style:parent-style-name="Standard">
      <style:paragraph-properties fo:margin-left="1.27cm" fo:margin-right="0cm" fo:margin-top="0cm" fo:margin-bottom="0cm" loext:contextual-spacing="false" fo:text-align="justify" style:justify-single-word="false" fo:text-indent="1.229cm" style:auto-text-indent="false"/>
      <style:text-properties fo:font-weight="normal" officeooo:rsid="0037d615" officeooo:paragraph-rsid="00395664" style:font-weight-asian="normal" style:font-weight-complex="normal"/>
    </style:style>
    <style:style style:name="P20" style:family="paragraph" style:parent-style-name="Standard" style:master-page-name="">
      <loext:graphic-properties draw:fill="none"/>
      <style:paragraph-properties fo:margin-left="1.3cm" fo:margin-right="0cm" fo:margin-top="0cm" fo:margin-bottom="0cm" loext:contextual-spacing="false" fo:line-height="115%" fo:text-align="justify" style:justify-single-word="false" fo:text-indent="0.7cm" style:auto-text-indent="false" style:page-number="auto" fo:background-color="transparent"/>
      <style:text-properties officeooo:rsid="002508cf" officeooo:paragraph-rsid="00282623"/>
    </style:style>
    <style:style style:name="P21" style:family="paragraph" style:parent-style-name="Standard">
      <loext:graphic-properties draw:fill="none"/>
      <style:paragraph-properties fo:margin-left="1.3cm" fo:margin-right="0cm" fo:margin-top="0cm" fo:margin-bottom="0cm" loext:contextual-spacing="false" fo:line-height="115%" fo:text-align="justify" style:justify-single-word="false" fo:text-indent="0.7cm" style:auto-text-indent="false" fo:background-color="transparent"/>
      <style:text-properties officeooo:rsid="003a68c7" officeooo:paragraph-rsid="003a68c7"/>
    </style:style>
    <style:style style:name="P22" style:family="paragraph" style:parent-style-name="Standard">
      <loext:graphic-properties draw:fill="none"/>
      <style:paragraph-properties fo:margin-left="1.3cm" fo:margin-right="0cm" fo:margin-top="0cm" fo:margin-bottom="0cm" loext:contextual-spacing="false" fo:line-height="115%" fo:text-align="justify" style:justify-single-word="false" fo:text-indent="0.7cm" style:auto-text-indent="false" fo:background-color="transparent"/>
      <style:text-properties officeooo:paragraph-rsid="003e2105"/>
    </style:style>
    <style:style style:name="P23" style:family="paragraph" style:parent-style-name="Standard">
      <loext:graphic-properties draw:fill="none"/>
      <style:paragraph-properties fo:margin-left="1.3cm" fo:margin-right="0cm" fo:margin-top="0cm" fo:margin-bottom="0cm" loext:contextual-spacing="false" fo:line-height="115%" fo:text-align="justify" style:justify-single-word="false" fo:text-indent="0.7cm" style:auto-text-indent="false" fo:background-color="transparent"/>
      <style:text-properties officeooo:rsid="003e2105" officeooo:paragraph-rsid="003e2105"/>
    </style:style>
    <style:style style:name="P24" style:family="paragraph" style:parent-style-name="Heading_20_1" style:list-style-name="WWNum5">
      <style:paragraph-properties fo:margin-left="1.27cm" fo:margin-right="0cm" fo:text-align="justify" style:justify-single-word="false" fo:text-indent="-0.635cm" style:auto-text-indent="false" fo:padding="0.212cm" fo:border="none"/>
    </style:style>
    <style:style style:name="P25" style:family="paragraph" style:parent-style-name="Heading_20_1" style:list-style-name="WWNum5">
      <style:paragraph-properties fo:margin-left="1.27cm" fo:margin-right="0cm" fo:text-align="justify" style:justify-single-word="false" fo:text-indent="-0.635cm" style:auto-text-indent="false" fo:padding="0.212cm" fo:border="none"/>
      <style:text-properties officeooo:rsid="001f320e" officeooo:paragraph-rsid="001f320e"/>
    </style:style>
    <style:style style:name="P26" style:family="paragraph" style:parent-style-name="Heading_20_1" style:list-style-name="WWNum5">
      <style:paragraph-properties fo:margin-left="1.27cm" fo:margin-right="0cm" fo:text-align="justify" style:justify-single-word="false" fo:text-indent="-0.635cm" style:auto-text-indent="false" fo:padding="0.212cm" fo:border="none"/>
      <style:text-properties officeooo:rsid="002d939a" officeooo:paragraph-rsid="002d939a"/>
    </style:style>
    <style:style style:name="P27" style:family="paragraph" style:parent-style-name="Heading_20_1" style:list-style-name="WWNum5">
      <style:paragraph-properties fo:margin-left="1.27cm" fo:margin-right="0cm" fo:text-align="justify" style:justify-single-word="false" fo:text-indent="-0.635cm" style:auto-text-indent="false" fo:padding="0.212cm" fo:border="none"/>
      <style:text-properties officeooo:rsid="0034403e" officeooo:paragraph-rsid="0034403e"/>
    </style:style>
    <style:style style:name="P28" style:family="paragraph" style:parent-style-name="Heading_20_1" style:list-style-name="WWNum5" style:master-page-name="">
      <style:paragraph-properties fo:margin-left="1.27cm" fo:margin-right="0cm" fo:text-align="justify" style:justify-single-word="false" fo:text-indent="-0.635cm" style:auto-text-indent="false" style:page-number="auto" fo:padding="0.212cm" fo:border="none"/>
      <style:text-properties officeooo:rsid="003e2105" officeooo:paragraph-rsid="003e2105"/>
    </style:style>
    <style:style style:name="P29" style:family="paragraph" style:parent-style-name="Heading_20_1" style:list-style-name="WWNum5">
      <style:paragraph-properties fo:text-align="justify" style:justify-single-word="false" fo:padding="0.212cm" fo:border="none"/>
      <style:text-properties officeooo:rsid="00302caa" officeooo:paragraph-rsid="00302caa"/>
    </style:style>
    <style:style style:name="P30" style:family="paragraph" style:parent-style-name="Title" style:master-page-name="Standard">
      <style:paragraph-properties fo:margin-top="0cm" fo:margin-bottom="0cm" loext:contextual-spacing="false" fo:text-align="justify" style:justify-single-word="false" style:page-number="1"/>
    </style:style>
    <style:style style:name="T1" style:family="text">
      <style:text-properties fo:font-weight="bold" style:font-weight-asian="bold" style:font-weight-complex="bold"/>
    </style:style>
    <style:style style:name="T2" style:family="text">
      <style:text-properties fo:font-weight="bold" officeooo:rsid="0033b3f1" style:font-weight-asian="bold" style:font-weight-complex="bold"/>
    </style:style>
    <style:style style:name="T3" style:family="text">
      <style:text-properties fo:font-weight="bold" officeooo:rsid="00315a39" style:font-weight-asian="bold" style:font-weight-complex="bold"/>
    </style:style>
    <style:style style:name="T4" style:family="text">
      <style:text-properties officeooo:rsid="0019bbae"/>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282623" style:font-style-asian="normal" style:font-style-complex="normal"/>
    </style:style>
    <style:style style:name="T7" style:family="text">
      <style:text-properties fo:font-style="normal" style:text-underline-style="none" officeooo:rsid="003a68c7" style:font-style-asian="normal" style:font-style-complex="normal"/>
    </style:style>
    <style:style style:name="T8" style:family="text">
      <style:text-properties fo:font-style="normal" style:text-underline-style="none" officeooo:rsid="003c516d" style:font-style-asian="normal" style:font-style-complex="normal"/>
    </style:style>
    <style:style style:name="T9" style:family="text">
      <style:text-properties fo:color="#000000" style:font-name="arial" style:text-underline-style="none"/>
    </style:style>
    <style:style style:name="T10" style:family="text">
      <style:text-properties fo:color="#000000" style:font-name="arial" style:text-underline-style="none" officeooo:rsid="002b6903"/>
    </style:style>
    <style:style style:name="T11" style:family="text">
      <style:text-properties fo:color="#000000" style:font-name="arial" style:text-underline-style="none" fo:font-weight="normal" officeooo:rsid="003c516d" style:font-weight-asian="normal" style:font-weight-complex="normal"/>
    </style:style>
    <style:style style:name="T12" style:family="text">
      <style:text-properties fo:color="#000000" style:font-name="arial" style:text-underline-style="none" fo:font-weight="normal" officeooo:rsid="003e2105" style:font-weight-asian="normal" style:font-weight-complex="normal"/>
    </style:style>
    <style:style style:name="T13" style:family="text">
      <style:text-properties fo:color="#000000" style:font-name="arial" style:text-underline-style="none" officeooo:rsid="003e2105"/>
    </style:style>
    <style:style style:name="T14" style:family="text">
      <style:text-properties fo:color="#000000" style:font-name="arial" style:text-underline-style="none" officeooo:rsid="003f33d2"/>
    </style:style>
    <style:style style:name="T15" style:family="text">
      <style:text-properties officeooo:rsid="002d939a"/>
    </style:style>
    <style:style style:name="T16" style:family="text">
      <style:text-properties officeooo:rsid="0018061b"/>
    </style:style>
    <style:style style:name="T17" style:family="text">
      <style:text-properties fo:font-weight="normal" style:font-weight-asian="normal" style:font-weight-complex="normal"/>
    </style:style>
    <style:style style:name="T18" style:family="text">
      <style:text-properties fo:font-weight="normal" officeooo:rsid="00330d50" style:font-weight-asian="normal" style:font-weight-complex="normal"/>
    </style:style>
    <style:style style:name="T19" style:family="text">
      <style:text-properties fo:font-weight="normal" officeooo:rsid="00343fbb" style:font-weight-asian="normal" style:font-weight-complex="normal"/>
    </style:style>
    <style:style style:name="T20" style:family="text">
      <style:text-properties fo:font-weight="normal" officeooo:rsid="0037da0f" style:font-weight-asian="normal" style:font-weight-complex="normal"/>
    </style:style>
    <style:style style:name="T21" style:family="text">
      <style:text-properties fo:font-weight="normal" officeooo:rsid="00395664" style:font-weight-asian="normal" style:font-weight-complex="normal"/>
    </style:style>
    <style:style style:name="T22" style:family="text">
      <style:text-properties officeooo:rsid="00315a39"/>
    </style:style>
    <style:style style:name="T23" style:family="text">
      <style:text-properties officeooo:rsid="00319e73"/>
    </style:style>
    <style:style style:name="T24" style:family="text">
      <style:text-properties officeooo:rsid="0031d465"/>
    </style:style>
    <style:style style:name="T25" style:family="text">
      <style:text-properties officeooo:rsid="00374c2d"/>
    </style:style>
    <style:style style:name="T26" style:family="text">
      <style:text-properties officeooo:rsid="0037da0f"/>
    </style:style>
    <style:style style:name="T27" style:family="text">
      <style:text-properties officeooo:rsid="00395664"/>
    </style:style>
    <style:style style:name="T28" style:family="text">
      <style:text-properties officeooo:rsid="003a68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3n0kttgfzr45"/>ДЗ<text:span text:style-name="T4">06</text:span> <text:span text:style-name="T15">пользовательские теги, шаблонизаторы</text:span>.</text:p>
      <text:list xml:id="list1176502999" text:style-name="WWNum5">
        <text:list-item>
          <text:p text:style-name="P24"><text:bookmark text:name="_iuamv9f70w8e"/>Общие моменты</text:p>
        </text:list-item>
      </text:list>
      <text:list xml:id="list1976157873" text:style-name="WWNum3">
        <text:list-item>
          <text:p text:style-name="P4"><text:span text:style-name="T16">исходники – в папке «L10 – JSP», «L12 - stats»</text:span>.</text:p>
        </text:list-item>
        <text:list-item>
          <text:p text:style-name="P5">Приложение доступно по ссылке <text:a xlink:type="simple" xlink:href="http://localhost:8080/main" text:style-name="Internet_20_link" text:visited-style-name="Visited_20_Internet_20_Link"><text:span text:style-name="T1">http://localhost:8080/main</text:span></text:a></text:p>
        </text:list-item>
      </text:list>
      <text:list xml:id="list71105905124228" text:continue-list="list1176502999" text:style-name="WWNum5">
        <text:list-item>
          <text:p text:style-name="P26">Видение</text:p>
          <text:p text:style-name="P8">В <text:span text:style-name="T15">рамках задания хотелось сделать библиотеку сбора статистики, которую можно было бы использовать в любых проектах. Библиотека должна содержать сервлет сбора статистики, серлет управления сбором статистики, страницу отображения статистики. Библиотека должна подключаться к проекту посредством добавления зависимости.</text:span> </text:p>
          <text:p text:style-name="P8"><text:span text:style-name="T15">Далее, согласно заданию, в основном проекте создается библиотека кастомных тегов JSP, которые при размещении на соответствующей JSP странице отправляли бы статистику на сервлет сбора статистики.</text:span></text:p>
        </text:list-item>
        <text:list-item>
          <text:p text:style-name="P29">Библиотека сбора статистики</text:p>
        </text:list-item>
      </text:list>
      <text:list xml:id="list3330886607" text:style-name="WWNum4">
        <text:list-item>
          <text:p text:style-name="P6"><text:span text:style-name="T22">В папке «L12 – stats» размещен проект библиотеки сбора статистики</text:span>.</text:p>
          <text:p text:style-name="P7">В библиотеку входит сервлет сбора статистики и управления сбором статистики AddStatsServlet и сервлет отображения статистики <text:span text:style-name="T2">StatsReportServlet</text:span>. <text:span text:style-name="T25">Библиотека собирается в пакет rnk.l12-1.0-SNAPSHOT.jar (далее – rnk.l12), которую впоследствии можно подключать к другим проектам.</text:span></text:p>
          <text:p text:style-name="P2">Сервлет <text:s/>AddStatsServlet</text:p>
          <text:p text:style-name="P1">Клиент методом post передает сервлету следующие параметры:</text:p>
          <text:p text:style-name="P1">- token – идентификатор <text:span text:style-name="T24">экземпляра приложения</text:span></text:p>
          <text:p text:style-name="P1">- value – json объект, содержащий метрики ститистики (<text:span text:style-name="T23">клиентское время, серверное время, urn страницы, имя авторизованного пользователя, если есть, ip пользователя, версию браузера, имя jsp страницы, json, содержащий параметры последнего поискового запроса, если есть, id предыдущего пакета статистики для данной клиентской сессии</text:span>).</text:p>
          <text:p text:style-name="P3">Сервлет сохраняет полученный пакет в таблице БД postgresql <text:span text:style-name="T26">и возвращает в вызывающий контекст json объект, содержащий идентификатор созданной записи в БД, который клиент сохраняет в куке rnk-stats-tracker, и который используется при формированиии следующего пакета статистики.</text:span></text:p>
        </text:list-item>
      </text:list>
      <text:p text:style-name="P9"><text:tab/>Метод get реализует управление сбором статистики для каждого экземпляра приложения. Клиент передает сервлету параметры:</text:p>
      <text:p text:style-name="P10">- p (password) – пароль экземпляра приложения (пока реализован единственный пароль для всех экземпляров)</text:p>
      <text:p text:style-name="P10">- s (subject) – <text:span text:style-name="T17">идентификатор экземпляра приложения</text:span></text:p>
      <text:p text:style-name="P10"><text:soft-page-break/><text:span text:style-name="T17">- c (command) – команда </text:span><text:span text:style-name="T18">stats_on – включить сбор статистики, stats_off – выключить, stats_get – получить состояние (включено/выключено).</text:span></text:p>
      <text:p text:style-name="P11"><text:span text:style-name="T17">Состояние сбора статистики для каждого экземпляра приложения хранится в таблице БД.</text:span></text:p>
      <text:p text:style-name="P11"><text:span text:style-name="T17"/></text:p>
      <text:p text:style-name="P16">Асинхронный сервлет</text:p>
      <text:p text:style-name="P15"><text:span text:style-name="T17">При реализации методов get и post сервлета использовалась асинхронная модель. </text:span></text:p>
      <text:p text:style-name="P15"><text:span text:style-name="T20">При инициализации контекста приложения слушателем ContextListener создается пул потоков, который сохраняется в атибуте executot контекста приложения. </text:span></text:p>
      <text:p text:style-name="P15"><text:span text:style-name="T20">При вызове сервлета создается объект AsyncRequestProcessor, метод run которого выполняет в потоке из пула код сохранения пакета статистики (или код управления сбором статистики - в зависимости от вызова).</text:span></text:p>
      <text:p text:style-name="P15"><text:span text:style-name="T17"/></text:p>
      <text:p text:style-name="P12"><text:span text:style-name="T17">Сервлет </text:span><text:span text:style-name="T1">StatsReportServlet</text:span></text:p>
      <text:p text:style-name="P13"><text:span text:style-name="T17">Сервлет реализует отправку клиенту страницы отображения статистики. </text:span><text:span text:style-name="T19">Данная страница стиновится доступна клиенту после авторизации. </text:span></text:p>
      <text:p text:style-name="P14"><text:span text:style-name="T19">Н</text:span><text:span text:style-name="T17">а странице статистики шаблонизатором freemarker заполняется html <text:s/>таблица (информация загружается из представления stats_records)</text:span></text:p>
      <text:p text:style-name="P13"><text:span text:style-name="T19">Поскольку условием задания было создание страницы с использованием шаблонизатора – не нашел ничего лучше, чем вызывать данный сервлет с jsp страницы основного проекта через ajax load. Отсюда ограничения – не смог сделать удовлетворительный интерфейс фильтрации статистики.</text:span></text:p>
      <text:list xml:id="list71104392373885" text:continue-list="list71105905124228" text:style-name="WWNum5">
        <text:list-item>
          <text:p text:style-name="P27">Библиотека тегов сбора статистики</text:p>
        </text:list-item>
      </text:list>
      <text:p text:style-name="P17">В библиотеке реализовано 2 тега, которые выполняют одинаковую функцию – передача статистики функции сбора статистики. </text:p>
      <text:p text:style-name="P17">Тег <text:span text:style-name="T1">stats</text:span> вызывает функцию сбора статистики непосредственно из объекта класса rnk.l12.utils.StatsUtils, реализованного в библиотеке rnk.l12.</text:p>
      <text:p text:style-name="P18">Тег <text:span text:style-name="T1">statsx</text:span> вызывает функцию сбора статистики, используя асинхронный сервлет <text:span text:style-name="T3">AddStatsServlet.</text:span></text:p>
      <text:p text:style-name="P19">Обработчики тегов реализованы в классах StatsTagHandler и StatsXTagHandler соответственно. <text:span text:style-name="T27">JSON объект, возвращаемый сервлетом сохраняется в куке для последующего использования. </text:span></text:p>
      <text:p text:style-name="P19"><text:span text:style-name="T27">При реализации тегов выяснилась интересная особенность – JSP страница, подключаемая к другой странице через jsp:include получает read-only копии объектов request и response. Поэтому в для возможности создания куки в response корневая страница index.jsp сохраняет исходный объект response в атрибуте запроса resp, который впоследствии и используется для получения реального объекта respose в обработчике тега.</text:span></text:p>
      <text:list xml:id="list71106011418717" text:continue-numbering="true" text:style-name="WWNum5">
        <text:list-item>
          <text:p text:style-name="P25"><text:soft-page-break/><text:span text:style-name="T28">Шаблонизатор</text:span> </text:p>
        </text:list-item>
      </text:list>
      <text:p text:style-name="P20"><text:span text:style-name="T7">Страница отображения статистики формируется сервлетом StatsReportServlet с использованием шаблонизатора FreeMarker</text:span><text:span text:style-name="T6">. </text:span><text:span text:style-name="T7">Для формирования атрибутов запроса, которые используются шаблон</text:span><text:span text:style-name="T8">ами реализован класс StatsReportProducer.</text:span></text:p>
      <text:p text:style-name="P21"><text:span text:style-name="T5">Не получилось сделать полноценную форму с фильтрацией статистики из-за ограниченного времени на выполнение задания.</text:span></text:p>
      <text:list xml:id="list71105305992508" text:continue-numbering="true" text:style-name="WWNum5">
        <text:list-item>
          <text:p text:style-name="P28">Что получилось.</text:p>
        </text:list-item>
      </text:list>
      <text:p text:style-name="P22"><text:span text:style-name="T14">П</text:span><text:span text:style-name="T13">олучилась библиотека сбора статистики, которую при надлежащей доработке можно переиспользовать в других проектах. Вот возможный список доработок: форма отображения статистики с фильтрацией по идентификатору экземпляра приложения, организация выдачи идентификатора и ключа доступа к управлению сбором статистики для каждого экземпляра приложения, реализация произвольных наборов метрик для каждого приложения, реализация, реализация библиотеки в виде отдельного web-сервиса сбора статистики.</text:span></text:p>
      <text:p text:style-name="P23"><text:span text:style-name="T13">Н</text:span><text:span text:style-name="T9">е получилось реализовать библиотеку тегов в как часть библиотеки сбора статистики.</text:span></text:p>
      <text:p text:style-name="P22"><text:span text:style-name="T12">Н</text:span><text:span text:style-name="T11">е получилось сделать задание про CORS – не хватило времени, хотя очень хотелось.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tru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2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9T07:11:03.767093572</dc:date>
    <meta:editing-duration>PT2H12M50S</meta:editing-duration>
    <meta:editing-cycles>26</meta:editing-cycles>
    <meta:document-statistic meta:table-count="0" meta:image-count="0" meta:object-count="0" meta:page-count="3" meta:paragraph-count="41" meta:word-count="636" meta:character-count="5292" meta:non-whitespace-character-count="4684"/>
  </office:meta>
</office:document-meta>
</file>